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4.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4.265cm"/>
    </style:style>
    <style:style style:name="co7" style:family="table-column">
      <style:table-column-properties fo:break-before="auto" style:column-width="2.865cm"/>
    </style:style>
    <style:style style:name="co8" style:family="table-column">
      <style:table-column-properties fo:break-before="auto" style:column-width="1.953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3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 style:data-style-name="N104">
      <style:table-cell-properties fo:border-bottom="none" fo:border-left="0.74pt solid #000000" fo:border-right="0.74pt solid #000000" fo:border-top="0.74pt solid #000000"/>
    </style:style>
    <style:style style:name="ce27" style:family="table-cell" style:parent-style-name="Default" style:data-style-name="N104">
      <style:table-cell-properties fo:border-bottom="none" fo:border-left="0.74pt solid #000000" fo:border-right="0.74pt solid #000000" fo:border-top="none"/>
    </style:style>
    <style:style style:name="ce32" style:family="table-cell" style:parent-style-name="Default" style:data-style-name="N104">
      <style:table-cell-properties fo:border-bottom="none" fo:border-left="0.74pt solid #000000" fo:border-right="0.74pt solid #000000" fo:border-top="none" style:vertical-align="middle"/>
    </style:style>
    <style:style style:name="ce28" style:family="table-cell" style:parent-style-name="Default" style:data-style-name="N104">
      <style:table-cell-properties fo:border-bottom="0.74pt solid #000000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0.74pt solid #000000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dcedc8" fo:border-left="0.74pt solid #000000" fo:border-right="0.74pt solid #000000" fo:border-top="0.74pt solid #000000"/>
    </style:style>
    <style:style style:name="ce45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3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7" style:family="table-cell" style:parent-style-name="Default">
      <style:table-cell-properties style:vertical-align="middle"/>
    </style:style>
  </office:automatic-styles>
  <office:body>
    <office:spreadsheet>
      <table:table table:name="Planilha1" table:style-name="ta1"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10 Servos + Bateria 2200</text:p>
          </table:table-cell>
          <table:covered-table-cell table:style-name="ce21"/>
          <table:covered-table-cell table:number-columns-repeated="3" table:style-name="ce25"/>
          <table:table-cell/>
          <table:table-cell table:style-name="ce16" office:value-type="string" calcext:value-type="string" table:number-columns-spanned="5" table:number-rows-spanned="1">
            <text:p>10 Servos + Bateria 500</text:p>
          </table:table-cell>
          <table:covered-table-cell table:style-name="ce21"/>
          <table:covered-table-cell table:number-columns-repeated="3" table:style-name="ce25"/>
          <table:table-cell/>
          <table:table-cell table:style-name="ce16" office:value-type="string" calcext:value-type="string" table:number-columns-spanned="5" table:number-rows-spanned="1">
            <text:p>10 Servos + Sem Bateria</text:p>
          </table:table-cell>
          <table:covered-table-cell table:style-name="ce21"/>
          <table:covered-table-cell table:number-columns-repeated="3" table:style-name="ce25"/>
          <table:table-cell table:number-columns-repeated="1007"/>
        </table:table-row>
        <table:table-row table:style-name="ro1"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/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/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 table:number-columns-repeated="1007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/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 table:style-name="ce47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 table:style-name="ce47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 table:style-name="ce47"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Carregador Li-Po</text:p>
          </table:table-cell>
          <table:table-cell table:style-name="ce27" office:value-type="currency" office:currency="BRL" office:value="59.9" calcext:value-type="currency">
            <text:p>R$ 59,90</text:p>
          </table:table-cell>
          <table:table-cell table:style-name="ce18" office:value-type="string" calcext:value-type="string">
            <text:p><text:a xlink:href="https://produto.mercadolivre.com.br/MLB-817957196-carregador-imax-b3-pbateria-lipo-2s-e-3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Carregador Li-Po</text:p>
          </table:table-cell>
          <table:table-cell table:style-name="ce27" office:value-type="currency" office:currency="BRL" office:value="59.9" calcext:value-type="currency">
            <text:p>R$ 59,90</text:p>
          </table:table-cell>
          <table:table-cell table:style-name="ce18" office:value-type="string" calcext:value-type="string">
            <text:p><text:a xlink:href="https://produto.mercadolivre.com.br/MLB-817957196-carregador-imax-b3-pbateria-lipo-2s-e-3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7" office:value-type="string" calcext:value-type="string">
            <text:p>Total:</text:p>
          </table:table-cell>
          <table:table-cell table:style-name="ce33" table:formula="of:=10*25.2+15.99+10.9" office:value-type="currency" office:currency="BRL" office:value="278.89" calcext:value-type="currency" table:number-columns-spanned="4" table:number-rows-spanned="1">
            <text:p>R$ 278,89</text:p>
          </table:table-cell>
          <table:covered-table-cell table:number-columns-repeated="2" table:style-name="ce34"/>
          <table:covered-table-cell table:style-name="ce37"/>
          <table:table-cell table:number-columns-repeated="100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Li-po 7,4V 2200mA</text:p>
          </table:table-cell>
          <table:table-cell table:style-name="ce28" office:value-type="currency" office:currency="BRL" office:value="169" calcext:value-type="currency">
            <text:p>R$ 169,00</text:p>
          </table:table-cell>
          <table:table-cell table:style-name="ce19" office:value-type="string" calcext:value-type="string">
            <text:p><text:a xlink:href="https://produto.mercadolivre.com.br/MLB-1726002728-bateria-lipo-74v-2s-2200mah-30c-_JM?matt_tool=18956390&amp;utm_source=google_shopping&amp;utm_medium=organic" xlink:type="simple">Mercado Livre</text:a></text:p>
          </table:table-cell>
          <table:table-cell table:style-name="ce24"/>
          <table:table-cell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Li-po 7,4V 500mA</text:p>
          </table:table-cell>
          <table:table-cell table:style-name="ce28" office:value-type="currency" office:currency="BRL" office:value="100" calcext:value-type="currency">
            <text:p>R$ 100,00</text:p>
          </table:table-cell>
          <table:table-cell table:style-name="ce19" office:value-type="string" calcext:value-type="string">
            <text:p><text:a xlink:href="https://produto.mercadolivre.com.br/MLB-889357237-bateria-lipo-500mah-2s-74v-20c-turnigy-_JM?matt_tool=18956390&amp;utm_source=google_shopping&amp;utm_medium=organic" xlink:type="simple">Mercado Livre</text:a>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ce33" table:formula="of:=10*25.2+15.99+10.9+59.9+169" office:value-type="currency" office:currency="BRL" office:value="507.79" calcext:value-type="currency" table:number-columns-spanned="4" table:number-rows-spanned="1">
            <text:p>R$ 507,79</text:p>
          </table:table-cell>
          <table:covered-table-cell table:number-columns-repeated="2" table:style-name="ce34"/>
          <table:covered-table-cell table:style-name="ce37"/>
          <table:table-cell/>
          <table:table-cell table:style-name="ce7" office:value-type="string" calcext:value-type="string">
            <text:p>Total:</text:p>
          </table:table-cell>
          <table:table-cell table:style-name="ce33" table:formula="of:=10*25.2+15.99+10.9+59.9+100" office:value-type="currency" office:currency="BRL" office:value="438.79" calcext:value-type="currency" table:number-columns-spanned="4" table:number-rows-spanned="1">
            <text:p>R$ 438,79</text:p>
          </table:table-cell>
          <table:covered-table-cell table:number-columns-repeated="2" table:style-name="ce34"/>
          <table:covered-table-cell table:style-name="ce37"/>
          <table:table-cell table:number-columns-repeated="1013"/>
        </table:table-row>
        <table:table-row table:style-name="ro1">
          <table:table-cell table:number-columns-repeated="6"/>
          <table:table-cell table:style-name="ce20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5" table:number-rows-spanned="1">
            <text:p>8 Servos + Bateria 2200</text:p>
          </table:table-cell>
          <table:covered-table-cell table:style-name="ce21"/>
          <table:covered-table-cell table:number-columns-repeated="3" table:style-name="ce25"/>
          <table:table-cell/>
          <table:table-cell table:style-name="ce16" office:value-type="string" calcext:value-type="string" table:number-columns-spanned="5" table:number-rows-spanned="1">
            <text:p>8 Servos + Bateria 500</text:p>
          </table:table-cell>
          <table:covered-table-cell table:style-name="ce21"/>
          <table:covered-table-cell table:number-columns-repeated="3" table:style-name="ce25"/>
          <table:table-cell/>
          <table:table-cell table:style-name="ce16" office:value-type="string" calcext:value-type="string" table:number-columns-spanned="5" table:number-rows-spanned="1">
            <text:p>8 Servos + Sem Bateria</text:p>
          </table:table-cell>
          <table:covered-table-cell table:style-name="ce21"/>
          <table:covered-table-cell table:number-columns-repeated="3" table:style-name="ce25"/>
          <table:table-cell table:number-columns-repeated="1007"/>
        </table:table-row>
        <table:table-row table:style-name="ro1"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/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/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 table:number-columns-repeated="1007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/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/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 table:style-name="ce47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 table:style-name="ce47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 table:style-name="ce47"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Carregador Li-Po</text:p>
          </table:table-cell>
          <table:table-cell table:style-name="ce27" office:value-type="currency" office:currency="BRL" office:value="59.9" calcext:value-type="currency">
            <text:p>R$ 59,90</text:p>
          </table:table-cell>
          <table:table-cell table:style-name="ce18" office:value-type="string" calcext:value-type="string">
            <text:p><text:a xlink:href="https://produto.mercadolivre.com.br/MLB-817957196-carregador-imax-b3-pbateria-lipo-2s-e-3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Carregador Li-Po</text:p>
          </table:table-cell>
          <table:table-cell table:style-name="ce27" office:value-type="currency" office:currency="BRL" office:value="59.9" calcext:value-type="currency">
            <text:p>R$ 59,90</text:p>
          </table:table-cell>
          <table:table-cell table:style-name="ce18" office:value-type="string" calcext:value-type="string">
            <text:p><text:a xlink:href="https://produto.mercadolivre.com.br/MLB-817957196-carregador-imax-b3-pbateria-lipo-2s-e-3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7" office:value-type="string" calcext:value-type="string">
            <text:p>Total:</text:p>
          </table:table-cell>
          <table:table-cell table:style-name="ce33" table:formula="of:=8*25.2+15.99+10.9" office:value-type="currency" office:currency="BRL" office:value="228.49" calcext:value-type="currency" table:number-columns-spanned="4" table:number-rows-spanned="1">
            <text:p>R$ 228,49</text:p>
          </table:table-cell>
          <table:covered-table-cell table:number-columns-repeated="2" table:style-name="ce34"/>
          <table:covered-table-cell table:style-name="ce37"/>
          <table:table-cell table:number-columns-repeated="100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Li-po 7,4V 2200mA</text:p>
          </table:table-cell>
          <table:table-cell table:style-name="ce28" office:value-type="currency" office:currency="BRL" office:value="169" calcext:value-type="currency">
            <text:p>R$ 169,00</text:p>
          </table:table-cell>
          <table:table-cell table:style-name="ce19" office:value-type="string" calcext:value-type="string">
            <text:p><text:a xlink:href="https://produto.mercadolivre.com.br/MLB-1726002728-bateria-lipo-74v-2s-2200mah-30c-_JM?matt_tool=18956390&amp;utm_source=google_shopping&amp;utm_medium=organic" xlink:type="simple">Mercado Livre</text:a></text:p>
          </table:table-cell>
          <table:table-cell table:style-name="ce24"/>
          <table:table-cell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Li-po 7,4V 500mA</text:p>
          </table:table-cell>
          <table:table-cell table:style-name="ce28" office:value-type="currency" office:currency="BRL" office:value="100" calcext:value-type="currency">
            <text:p>R$ 100,00</text:p>
          </table:table-cell>
          <table:table-cell table:style-name="ce19" office:value-type="string" calcext:value-type="string">
            <text:p><text:a xlink:href="https://produto.mercadolivre.com.br/MLB-889357237-bateria-lipo-500mah-2s-74v-20c-turnigy-_JM?matt_tool=18956390&amp;utm_source=google_shopping&amp;utm_medium=organic" xlink:type="simple">Mercado Livre</text:a>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ce33" table:formula="of:=8*25.2+15.99+10.9+59.9+169" office:value-type="currency" office:currency="BRL" office:value="457.39" calcext:value-type="currency" table:number-columns-spanned="4" table:number-rows-spanned="1">
            <text:p>R$ 457,39</text:p>
          </table:table-cell>
          <table:covered-table-cell table:number-columns-repeated="2" table:style-name="ce34"/>
          <table:covered-table-cell table:style-name="ce37"/>
          <table:table-cell/>
          <table:table-cell table:style-name="ce7" office:value-type="string" calcext:value-type="string">
            <text:p>Total:</text:p>
          </table:table-cell>
          <table:table-cell table:style-name="ce33" table:formula="of:=8*25.2+15.99+10.9+59.9+100" office:value-type="currency" office:currency="BRL" office:value="388.39" calcext:value-type="currency" table:number-columns-spanned="4" table:number-rows-spanned="1">
            <text:p>R$ 388,39</text:p>
          </table:table-cell>
          <table:covered-table-cell table:number-columns-repeated="2" table:style-name="ce34"/>
          <table:covered-table-cell table:style-name="ce3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5" table:number-rows-spanned="1">
            <text:p>6 Servos + Bateria 2200</text:p>
          </table:table-cell>
          <table:covered-table-cell table:style-name="ce21"/>
          <table:covered-table-cell table:number-columns-repeated="3" table:style-name="ce25"/>
          <table:table-cell/>
          <table:table-cell table:style-name="ce16" office:value-type="string" calcext:value-type="string" table:number-columns-spanned="5" table:number-rows-spanned="1">
            <text:p>6 Servos + Bateria 500</text:p>
          </table:table-cell>
          <table:covered-table-cell table:style-name="ce21"/>
          <table:covered-table-cell table:number-columns-repeated="3" table:style-name="ce25"/>
          <table:table-cell/>
          <table:table-cell table:style-name="ce16" office:value-type="string" calcext:value-type="string" table:number-columns-spanned="5" table:number-rows-spanned="1">
            <text:p>6 Servos + Sem Bateria</text:p>
          </table:table-cell>
          <table:covered-table-cell table:style-name="ce21"/>
          <table:covered-table-cell table:number-columns-repeated="3" table:style-name="ce25"/>
          <table:table-cell table:number-columns-repeated="1007"/>
        </table:table-row>
        <table:table-row table:style-name="ro1"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/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/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 table:number-columns-repeated="1007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/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/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Carregador Li-Po</text:p>
          </table:table-cell>
          <table:table-cell table:style-name="ce27" office:value-type="currency" office:currency="BRL" office:value="59.9" calcext:value-type="currency">
            <text:p>R$ 59,90</text:p>
          </table:table-cell>
          <table:table-cell table:style-name="ce18" office:value-type="string" calcext:value-type="string">
            <text:p><text:a xlink:href="https://produto.mercadolivre.com.br/MLB-817957196-carregador-imax-b3-pbateria-lipo-2s-e-3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Carregador Li-Po</text:p>
          </table:table-cell>
          <table:table-cell table:style-name="ce27" office:value-type="currency" office:currency="BRL" office:value="59.9" calcext:value-type="currency">
            <text:p>R$ 59,90</text:p>
          </table:table-cell>
          <table:table-cell table:style-name="ce18" office:value-type="string" calcext:value-type="string">
            <text:p><text:a xlink:href="https://produto.mercadolivre.com.br/MLB-817957196-carregador-imax-b3-pbateria-lipo-2s-e-3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7" office:value-type="string" calcext:value-type="string">
            <text:p>Total:</text:p>
          </table:table-cell>
          <table:table-cell table:style-name="ce33" table:formula="of:=6*25.2+15.99+10.9" office:value-type="currency" office:currency="BRL" office:value="178.09" calcext:value-type="currency" table:number-columns-spanned="4" table:number-rows-spanned="1">
            <text:p>R$ 178,09</text:p>
          </table:table-cell>
          <table:covered-table-cell table:number-columns-repeated="2" table:style-name="ce34"/>
          <table:covered-table-cell table:style-name="ce37"/>
          <table:table-cell table:number-columns-repeated="100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Li-po 7,4V 2200mA</text:p>
          </table:table-cell>
          <table:table-cell table:style-name="ce28" office:value-type="currency" office:currency="BRL" office:value="169" calcext:value-type="currency">
            <text:p>R$ 169,00</text:p>
          </table:table-cell>
          <table:table-cell table:style-name="ce19" office:value-type="string" calcext:value-type="string">
            <text:p><text:a xlink:href="https://produto.mercadolivre.com.br/MLB-1726002728-bateria-lipo-74v-2s-2200mah-30c-_JM?matt_tool=18956390&amp;utm_source=google_shopping&amp;utm_medium=organic" xlink:type="simple">Mercado Livre</text:a></text:p>
          </table:table-cell>
          <table:table-cell table:style-name="ce24"/>
          <table:table-cell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Li-po 7,4V 500mA</text:p>
          </table:table-cell>
          <table:table-cell table:style-name="ce28" office:value-type="currency" office:currency="BRL" office:value="100" calcext:value-type="currency">
            <text:p>R$ 100,00</text:p>
          </table:table-cell>
          <table:table-cell table:style-name="ce19" office:value-type="string" calcext:value-type="string">
            <text:p><text:a xlink:href="https://produto.mercadolivre.com.br/MLB-889357237-bateria-lipo-500mah-2s-74v-20c-turnigy-_JM?matt_tool=18956390&amp;utm_source=google_shopping&amp;utm_medium=organic" xlink:type="simple">Mercado Livre</text:a>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ce33" table:formula="of:=6*25.2+15.99+10.9+59.9+169" office:value-type="currency" office:currency="BRL" office:value="406.99" calcext:value-type="currency" table:number-columns-spanned="4" table:number-rows-spanned="1">
            <text:p>R$ 406,99</text:p>
          </table:table-cell>
          <table:covered-table-cell table:number-columns-repeated="2" table:style-name="ce34"/>
          <table:covered-table-cell table:style-name="ce37"/>
          <table:table-cell/>
          <table:table-cell table:style-name="ce7" office:value-type="string" calcext:value-type="string">
            <text:p>Total:</text:p>
          </table:table-cell>
          <table:table-cell table:style-name="ce33" table:formula="of:=6*25.2+15.99+10.9+59.9+100" office:value-type="currency" office:currency="BRL" office:value="337.99" calcext:value-type="currency" table:number-columns-spanned="4" table:number-rows-spanned="1">
            <text:p>R$ 337,99</text:p>
          </table:table-cell>
          <table:covered-table-cell table:number-columns-repeated="2" table:style-name="ce34"/>
          <table:covered-table-cell table:style-name="ce37"/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5" table:number-rows-spanned="1">
            <text:p>5 Servos + Bateria 2200</text:p>
          </table:table-cell>
          <table:covered-table-cell table:style-name="ce21"/>
          <table:covered-table-cell table:number-columns-repeated="3" table:style-name="ce25"/>
          <table:table-cell/>
          <table:table-cell table:style-name="ce16" office:value-type="string" calcext:value-type="string" table:number-columns-spanned="5" table:number-rows-spanned="1">
            <text:p>5 Servos + Bateria 500</text:p>
          </table:table-cell>
          <table:covered-table-cell table:style-name="ce21"/>
          <table:covered-table-cell table:number-columns-repeated="3" table:style-name="ce25"/>
          <table:table-cell/>
          <table:table-cell table:style-name="ce16" office:value-type="string" calcext:value-type="string" table:number-columns-spanned="5" table:number-rows-spanned="1">
            <text:p>5 Servos + Sem Bateria</text:p>
          </table:table-cell>
          <table:covered-table-cell table:style-name="ce21"/>
          <table:covered-table-cell table:number-columns-repeated="3" table:style-name="ce25"/>
          <table:table-cell table:number-columns-repeated="1007"/>
        </table:table-row>
        <table:table-row table:style-name="ro1"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/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/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Adquirido</text:p>
          </table:table-cell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ESP32s</text:p>
          </table:table-cell>
          <table:table-cell table:style-name="ce26" office:value-type="currency" office:currency="BRL" office:value="40" calcext:value-type="currency">
            <text:p>R$ 40,00</text:p>
          </table:table-cell>
          <table:table-cell table:style-name="ce29"/>
          <table:table-cell table:style-name="ce30"/>
          <table:table-cell table:number-columns-repeated="1007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/>
          <table:table-cell table:style-name="ce18" office:value-type="float" office:value="5" calcext:value-type="float">
            <text:p>5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/>
          <table:table-cell table:style-name="ce18" office:value-type="float" office:value="5" calcext:value-type="float">
            <text:p>5</text:p>
          </table:table-cell>
          <table:table-cell table:style-name="ce23" office:value-type="string" calcext:value-type="string">
            <text:p>Servo Mg90s</text:p>
          </table:table-cell>
          <table:table-cell table:style-name="ce27" office:value-type="currency" office:currency="BRL" office:value="25.2" calcext:value-type="currency">
            <text:p>R$ 25,20</text:p>
          </table:table-cell>
          <table:table-cell table:style-name="ce18" office:value-type="string" calcext:value-type="string">
            <text:p><text:a xlink:href="https://www.curtocircuito.com.br/servo-motor-mg90s.html" xlink:type="simple">Curto Circuito</text:a></text:p>
          </table:table-cell>
          <table:table-cell table:style-name="ce23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arregador Bateria Litio 2s Lipo 7a C/ Proteção Carga Bms</text:p>
          </table:table-cell>
          <table:table-cell table:style-name="ce32" office:value-type="currency" office:currency="BRL" office:value="15.99" calcext:value-type="currency">
            <text:p>R$ 15,99</text:p>
          </table:table-cell>
          <table:table-cell table:style-name="ce5" office:value-type="string" calcext:value-type="string">
            <text:p><text:a xlink:href="https://produto.mercadolivre.com.br/MLB-1681140399-2-carregador-bateria-litio-2s-lipo-7a-c-proteco-carga-bms-_JM?matt_tool=18956390&amp;utm_source=google_shopping&amp;utm_medium=organic" xlink:type="simple">Mercado Livre</text:a></text:p>
          </table:table-cell>
          <table:table-cell table:style-name="ce45"/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Buck Converter</text:p>
          </table:table-cell>
          <table:table-cell table:style-name="ce27" office:value-type="currency" office:currency="BRL" office:value="10.9" calcext:value-type="currency">
            <text:p>R$ 10,90</text:p>
          </table:table-cell>
          <table:table-cell table:style-name="ce18" office:value-type="string" calcext:value-type="string">
            <text:p><text:a xlink:href="https://www.curtocircuito.com.br/conversor-dc-dc-step-down-lm2596.html" xlink:type="simple">Curto Circuito</text:a></text:p>
          </table:table-cell>
          <table:table-cell table:style-name="ce23"/>
          <table:table-cell table:number-columns-repeated="100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Carregador Li-Po</text:p>
          </table:table-cell>
          <table:table-cell table:style-name="ce27" office:value-type="currency" office:currency="BRL" office:value="59.9" calcext:value-type="currency">
            <text:p>R$ 59,90</text:p>
          </table:table-cell>
          <table:table-cell table:style-name="ce18" office:value-type="string" calcext:value-type="string">
            <text:p><text:a xlink:href="https://produto.mercadolivre.com.br/MLB-817957196-carregador-imax-b3-pbateria-lipo-2s-e-3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Carregador Li-Po</text:p>
          </table:table-cell>
          <table:table-cell table:style-name="ce27" office:value-type="currency" office:currency="BRL" office:value="59.9" calcext:value-type="currency">
            <text:p>R$ 59,90</text:p>
          </table:table-cell>
          <table:table-cell table:style-name="ce18" office:value-type="string" calcext:value-type="string">
            <text:p><text:a xlink:href="https://produto.mercadolivre.com.br/MLB-817957196-carregador-imax-b3-pbateria-lipo-2s-e-3s-_JM?matt_tool=18956390&amp;utm_source=google_shopping&amp;utm_medium=organic" xlink:type="simple">Mercado Livre</text:a></text:p>
          </table:table-cell>
          <table:table-cell table:style-name="ce23"/>
          <table:table-cell/>
          <table:table-cell table:style-name="ce7" office:value-type="string" calcext:value-type="string">
            <text:p>Total:</text:p>
          </table:table-cell>
          <table:table-cell table:style-name="ce33" table:formula="of:=5*25.2+15.99+10.9" office:value-type="currency" office:currency="BRL" office:value="152.89" calcext:value-type="currency" table:number-columns-spanned="4" table:number-rows-spanned="1">
            <text:p>R$ 152,89</text:p>
          </table:table-cell>
          <table:covered-table-cell table:number-columns-repeated="2" table:style-name="ce34"/>
          <table:covered-table-cell table:style-name="ce37"/>
          <table:table-cell table:number-columns-repeated="100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Li-po 7,4V 2200mA</text:p>
          </table:table-cell>
          <table:table-cell table:style-name="ce28" office:value-type="currency" office:currency="BRL" office:value="169" calcext:value-type="currency">
            <text:p>R$ 169,00</text:p>
          </table:table-cell>
          <table:table-cell table:style-name="ce19" office:value-type="string" calcext:value-type="string">
            <text:p><text:a xlink:href="https://produto.mercadolivre.com.br/MLB-1726002728-bateria-lipo-74v-2s-2200mah-30c-_JM?matt_tool=18956390&amp;utm_source=google_shopping&amp;utm_medium=organic" xlink:type="simple">Mercado Livre</text:a></text:p>
          </table:table-cell>
          <table:table-cell table:style-name="ce24"/>
          <table:table-cell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Li-po 7,4V 500mA</text:p>
          </table:table-cell>
          <table:table-cell table:style-name="ce28" office:value-type="currency" office:currency="BRL" office:value="100" calcext:value-type="currency">
            <text:p>R$ 100,00</text:p>
          </table:table-cell>
          <table:table-cell table:style-name="ce19" office:value-type="string" calcext:value-type="string">
            <text:p><text:a xlink:href="https://produto.mercadolivre.com.br/MLB-889357237-bateria-lipo-500mah-2s-74v-20c-turnigy-_JM?matt_tool=18956390&amp;utm_source=google_shopping&amp;utm_medium=organic" xlink:type="simple">Mercado Livre</text:a>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7" office:value-type="string" calcext:value-type="string">
            <text:p>Total:</text:p>
          </table:table-cell>
          <table:table-cell table:style-name="ce33" table:formula="of:=5*25.2+15.99+10.9+59.9+169" office:value-type="currency" office:currency="BRL" office:value="381.79" calcext:value-type="currency" table:number-columns-spanned="4" table:number-rows-spanned="1">
            <text:p>R$ 381,79</text:p>
          </table:table-cell>
          <table:covered-table-cell table:number-columns-repeated="2" table:style-name="ce34"/>
          <table:covered-table-cell table:style-name="ce37"/>
          <table:table-cell/>
          <table:table-cell table:style-name="ce7" office:value-type="string" calcext:value-type="string">
            <text:p>Total:</text:p>
          </table:table-cell>
          <table:table-cell table:style-name="ce33" table:formula="of:=5*25.2+15.99+10.9+59.9+100" office:value-type="currency" office:currency="BRL" office:value="312.79" calcext:value-type="currency" table:number-columns-spanned="4" table:number-rows-spanned="1">
            <text:p>R$ 312,79</text:p>
          </table:table-cell>
          <table:covered-table-cell table:number-columns-repeated="2" table:style-name="ce34"/>
          <table:covered-table-cell table:style-name="ce3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style-name="Default"/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7:23:02.51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6T17:41:09.810000000</dc:date>
    <meta:editing-duration>P1DT8H41M16S</meta:editing-duration>
    <meta:editing-cycles>5</meta:editing-cycles>
    <meta:generator>LibreOffice/7.1.0.3$Windows_X86_64 LibreOffice_project/f6099ecf3d29644b5008cc8f48f42f4a40986e4c</meta:generator>
    <meta:document-statistic meta:table-count="1" meta:cell-count="340" meta:object-count="0"/>
  </office:meta>
</office:document-meta>
</file>